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376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ortero1</text:p>
          </table:table-cell>
          <table:table-cell office:value-type="string" calcext:value-type="string">
            <text:p>Porcentaje (%)</text:p>
          </table:table-cell>
          <table:table-cell office:value-type="string" calcext:value-type="string">
            <text:p>mortero2</text:p>
          </table:table-cell>
          <table:table-cell office:value-type="string" calcext:value-type="string">
            <text:p>porcentaje(%)</text:p>
          </table:table-cell>
          <table:table-cell office:value-type="string" calcext:value-type="string">
            <text:p>mortero3</text:p>
          </table:table-cell>
          <table:table-cell office:value-type="string" calcext:value-type="string">
            <text:p>porcentaje(%)</text:p>
          </table:table-cell>
          <table:table-cell office:value-type="string" calcext:value-type="string">
            <text:p>mortero4</text:p>
          </table:table-cell>
          <table:table-cell office:value-type="string" calcext:value-type="string">
            <text:p>porcentaje(%)</text:p>
          </table:table-cell>
          <table:table-cell office:value-type="string" calcext:value-type="string">
            <text:p>mortero5</text:p>
          </table:table-cell>
          <table:table-cell office:value-type="string" calcext:value-type="string">
            <text:p>porcentaje(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ena (g)</text:p>
          </table:table-cell>
          <table:table-cell office:value-type="float" office:value="300" calcext:value-type="float">
            <text:p>300</text:p>
          </table:table-cell>
          <table:table-cell table:formula="of:=([.B3]*[.C6])/[.B6]" office:value-type="float" office:value="36.5853658536585" calcext:value-type="float">
            <text:p>36,5853658536585</text:p>
          </table:table-cell>
          <table:table-cell office:value-type="float" office:value="450" calcext:value-type="float">
            <text:p>450</text:p>
          </table:table-cell>
          <table:table-cell table:formula="of:=([.D3]*[.E6])/[.D6]" office:value-type="float" office:value="63.3802816901409" calcext:value-type="float">
            <text:p>63,3802816901409</text:p>
          </table:table-cell>
          <table:table-cell office:value-type="float" office:value="500" calcext:value-type="float">
            <text:p>500</text:p>
          </table:table-cell>
          <table:table-cell table:formula="of:=[.F3]*[.G6]/[.F6]" office:value-type="float" office:value="70.4225352112676" calcext:value-type="float">
            <text:p>70,4225352112676</text:p>
          </table:table-cell>
          <table:table-cell office:value-type="float" office:value="700" calcext:value-type="float">
            <text:p>700</text:p>
          </table:table-cell>
          <table:table-cell table:formula="of:=[.H3]*[.I6]/[.H6]" office:value-type="float" office:value="76.9230769230769" calcext:value-type="float">
            <text:p>76,9230769230769</text:p>
          </table:table-cell>
          <table:table-cell office:value-type="float" office:value="0" calcext:value-type="float">
            <text:p>0</text:p>
          </table:table-cell>
          <table:table-cell table:formula="of:=[.J3]*[.K6]/[.J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mento (g)</text:p>
          </table:table-cell>
          <table:table-cell office:value-type="float" office:value="320" calcext:value-type="float">
            <text:p>320</text:p>
          </table:table-cell>
          <table:table-cell table:formula="of:=([.B4]*[.C6])/[.B6]" office:value-type="float" office:value="39.0243902439024" calcext:value-type="float">
            <text:p>39,0243902439024</text:p>
          </table:table-cell>
          <table:table-cell office:value-type="float" office:value="160" calcext:value-type="float">
            <text:p>160</text:p>
          </table:table-cell>
          <table:table-cell table:formula="of:=[.D4]*[.E6]/[.D6]" office:value-type="float" office:value="22.5352112676056" calcext:value-type="float">
            <text:p>22,5352112676056</text:p>
          </table:table-cell>
          <table:table-cell office:value-type="float" office:value="110" calcext:value-type="float">
            <text:p>110</text:p>
          </table:table-cell>
          <table:table-cell table:formula="of:=([.F4]*[.G6])/[.F6]" office:value-type="float" office:value="15.4929577464789" calcext:value-type="float">
            <text:p>15,4929577464789</text:p>
          </table:table-cell>
          <table:table-cell office:value-type="float" office:value="100" calcext:value-type="float">
            <text:p>100</text:p>
          </table:table-cell>
          <table:table-cell table:formula="of:=[.H4]*[.I6]/[.H6]" office:value-type="float" office:value="10.989010989011" calcext:value-type="float">
            <text:p>10,989010989011</text:p>
          </table:table-cell>
          <table:table-cell office:value-type="float" office:value="600" calcext:value-type="float">
            <text:p>600</text:p>
          </table:table-cell>
          <table:table-cell table:formula="of:=[.J4]*[.K6]/[.J6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ua (g)</text:p>
          </table:table-cell>
          <table:table-cell office:value-type="float" office:value="200" calcext:value-type="float">
            <text:p>200</text:p>
          </table:table-cell>
          <table:table-cell table:formula="of:=([.B5]*[.C6])/[.B6]" office:value-type="float" office:value="24.390243902439" calcext:value-type="float">
            <text:p>24,390243902439</text:p>
          </table:table-cell>
          <table:table-cell office:value-type="float" office:value="100" calcext:value-type="float">
            <text:p>100</text:p>
          </table:table-cell>
          <table:table-cell table:formula="of:=[.D5]*[.E6]/[.D6]" office:value-type="float" office:value="14.0845070422535" calcext:value-type="float">
            <text:p>14,0845070422535</text:p>
          </table:table-cell>
          <table:table-cell office:value-type="float" office:value="100" calcext:value-type="float">
            <text:p>100</text:p>
          </table:table-cell>
          <table:table-cell table:formula="of:=[.F5]*[.G6]/[.F6]" office:value-type="float" office:value="14.0845070422535" calcext:value-type="float">
            <text:p>14,0845070422535</text:p>
          </table:table-cell>
          <table:table-cell office:value-type="float" office:value="110" calcext:value-type="float">
            <text:p>110</text:p>
          </table:table-cell>
          <table:table-cell table:formula="of:=[.H5]*[.I6]/[.H6]" office:value-type="float" office:value="12.0879120879121" calcext:value-type="float">
            <text:p>12,0879120879121</text:p>
          </table:table-cell>
          <table:table-cell office:value-type="float" office:value="200" calcext:value-type="float">
            <text:p>200</text:p>
          </table:table-cell>
          <table:table-cell table:formula="of:=[.J5]*[.K6]/[.J6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a total</text:p>
          </table:table-cell>
          <table:table-cell table:formula="of:=[.B3]+[.B4]+[.B5]"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 table:formula="of:=[.D3]+[.D4]+[.D5]" office:value-type="float" office:value="710" calcext:value-type="float">
            <text:p>710</text:p>
          </table:table-cell>
          <table:table-cell office:value-type="float" office:value="100" calcext:value-type="float">
            <text:p>100</text:p>
          </table:table-cell>
          <table:table-cell table:formula="of:=[.F3]+[.F4]+[.F5]" office:value-type="float" office:value="710" calcext:value-type="float">
            <text:p>710</text:p>
          </table:table-cell>
          <table:table-cell office:value-type="float" office:value="100" calcext:value-type="float">
            <text:p>100</text:p>
          </table:table-cell>
          <table:table-cell table:formula="of:=[.H3]+[.H4]+[.H5]" office:value-type="float" office:value="910" calcext:value-type="float">
            <text:p>910</text:p>
          </table:table-cell>
          <table:table-cell office:value-type="float" office:value="100" calcext:value-type="float">
            <text:p>100</text:p>
          </table:table-cell>
          <table:table-cell table:formula="of:=[.J3]+[.J4]+[.J5]"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 table:number-columns-spanned="2" table:number-rows-spanned="1">
            <text:p>composición del cemento(%)</text:p>
          </table:table-cell>
          <table:covered-table-cell/>
          <table:table-cell office:value-type="string" calcext:value-type="string">
            <text:p>Mortero 1 cemento</text:p>
          </table:table-cell>
          <table:table-cell office:value-type="string" calcext:value-type="string">
            <text:p>Mortero 2 cemento</text:p>
          </table:table-cell>
          <table:table-cell office:value-type="string" calcext:value-type="string">
            <text:p>Mortero 3 cemento</text:p>
          </table:table-cell>
          <table:table-cell office:value-type="string" calcext:value-type="string">
            <text:p>Mortero 4 cemento</text:p>
          </table:table-cell>
          <table:table-cell office:value-type="string" calcext:value-type="string">
            <text:p>Mortero 5 cemento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O</text:p>
          </table:table-cell>
          <table:table-cell office:value-type="float" office:value="5.19464" calcext:value-type="float">
            <text:p>5,19464</text:p>
          </table:table-cell>
          <table:table-cell table:formula="of:=[.B11]*[.C4]/[.D22]" office:value-type="float" office:value="23.2036914963744" calcext:value-type="float">
            <text:p>23,2036914963744</text:p>
          </table:table-cell>
          <table:table-cell table:formula="of:=[.B11]*[.E4]/[.D22]" office:value-type="float" office:value="13.3993148077655" calcext:value-type="float">
            <text:p>13,3993148077655</text:p>
          </table:table-cell>
          <table:table-cell table:formula="of:=[.G4]*[.B11]/[.D22]" office:value-type="float" office:value="9.21202893033879" calcext:value-type="float">
            <text:p>9,21202893033879</text:p>
          </table:table-cell>
          <table:table-cell table:formula="of:=[.B11]*[.I4]/[.D22]" office:value-type="float" office:value="6.53400653400653" calcext:value-type="float">
            <text:p>6,53400653400653</text:p>
          </table:table-cell>
          <table:table-cell table:formula="of:=[.B11]*[.K4]/[.D22]" office:value-type="float" office:value="44.5945945945946" calcext:value-type="float">
            <text:p>44,5945945945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2O3</text:p>
          </table:table-cell>
          <table:table-cell office:value-type="float" office:value="1.1806" calcext:value-type="float">
            <text:p>1,1806</text:p>
          </table:table-cell>
          <table:table-cell table:formula="of:=[.B12]*[.C4]/[.D22]" office:value-type="float" office:value="5.27356624917601" calcext:value-type="float">
            <text:p>5,27356624917601</text:p>
          </table:table-cell>
          <table:table-cell table:formula="of:=[.B12]*[.E4]/[.D22]" office:value-type="float" office:value="3.04529881994671" calcext:value-type="float">
            <text:p>3,04529881994671</text:p>
          </table:table-cell>
          <table:table-cell table:formula="of:=[.B12]*[.G4]/[.D22]" office:value-type="float" office:value="2.09364293871336" calcext:value-type="float">
            <text:p>2,09364293871336</text:p>
          </table:table-cell>
          <table:table-cell table:formula="of:=[.B12]*[.I4]/[.D22]" office:value-type="float" office:value="1.48500148500149" calcext:value-type="float">
            <text:p>1,48500148500149</text:p>
          </table:table-cell>
          <table:table-cell table:formula="of:=[.B12]*[.K4]/[.D22]" office:value-type="float" office:value="10.1351351351351" calcext:value-type="float">
            <text:p>10,1351351351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2O3</text:p>
          </table:table-cell>
          <table:table-cell office:value-type="float" office:value="0.70836" calcext:value-type="float">
            <text:p>0,70836</text:p>
          </table:table-cell>
          <table:table-cell table:formula="of:=[.B13]*[.C4]/[.D22]" office:value-type="float" office:value="3.1641397495056" calcext:value-type="float">
            <text:p>3,1641397495056</text:p>
          </table:table-cell>
          <table:table-cell table:formula="of:=[.B13]*[.E4]/[.D22]" office:value-type="float" office:value="1.82717929196802" calcext:value-type="float">
            <text:p>1,82717929196802</text:p>
          </table:table-cell>
          <table:table-cell table:formula="of:=[.B13]*[.G4]/[.D22]" office:value-type="float" office:value="1.25618576322802" calcext:value-type="float">
            <text:p>1,25618576322802</text:p>
          </table:table-cell>
          <table:table-cell table:formula="of:=[.I4]*[.B13]/[.D22]" office:value-type="float" office:value="0.891000891000891" calcext:value-type="float">
            <text:p>0,891000891000891</text:p>
          </table:table-cell>
          <table:table-cell table:formula="of:=[.B13]*[.K4]/[.D22]" office:value-type="float" office:value="6.08108108108108" calcext:value-type="float">
            <text:p>6,08108108108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O</text:p>
          </table:table-cell>
          <table:table-cell office:value-type="float" office:value="0.70836" calcext:value-type="float">
            <text:p>0,70836</text:p>
          </table:table-cell>
          <table:table-cell table:formula="of:=[.B14]*[.C4]/[.D22]" office:value-type="float" office:value="3.1641397495056" calcext:value-type="float">
            <text:p>3,1641397495056</text:p>
          </table:table-cell>
          <table:table-cell table:formula="of:=[.B14]*[.E4]/[.D22]" office:value-type="float" office:value="1.82717929196802" calcext:value-type="float">
            <text:p>1,82717929196802</text:p>
          </table:table-cell>
          <table:table-cell table:formula="of:=[.B14]*[.G4]/[.D22]" office:value-type="float" office:value="1.25618576322802" calcext:value-type="float">
            <text:p>1,25618576322802</text:p>
          </table:table-cell>
          <table:table-cell table:formula="of:=[.B14]*[.I4]/[.D22]" office:value-type="float" office:value="0.891000891000891" calcext:value-type="float">
            <text:p>0,891000891000891</text:p>
          </table:table-cell>
          <table:table-cell table:formula="of:=[.B14]*[.K4]/[.D22]" office:value-type="float" office:value="6.08108108108108" calcext:value-type="float">
            <text:p>6,08108108108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3</text:p>
          </table:table-cell>
          <table:table-cell office:value-type="float" office:value="0.70836" calcext:value-type="float">
            <text:p>0,70836</text:p>
          </table:table-cell>
          <table:table-cell table:formula="of:=[.B15]*[.C4]/[.D22]" office:value-type="float" office:value="3.1641397495056" calcext:value-type="float">
            <text:p>3,1641397495056</text:p>
          </table:table-cell>
          <table:table-cell table:formula="of:=[.B15]*[.E4]/[.D22]" office:value-type="float" office:value="1.82717929196802" calcext:value-type="float">
            <text:p>1,82717929196802</text:p>
          </table:table-cell>
          <table:table-cell table:formula="of:=[.B15]*[.G4]/[.D22]" office:value-type="float" office:value="1.25618576322802" calcext:value-type="float">
            <text:p>1,25618576322802</text:p>
          </table:table-cell>
          <table:table-cell table:formula="of:=[.B15]*[.I4]/[.D22]" office:value-type="float" office:value="0.891000891000891" calcext:value-type="float">
            <text:p>0,891000891000891</text:p>
          </table:table-cell>
          <table:table-cell table:formula="of:=[.B15]*[.K4]/[.D22]" office:value-type="float" office:value="6.08108108108108" calcext:value-type="float">
            <text:p>6,08108108108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2O</text:p>
          </table:table-cell>
          <table:table-cell office:value-type="float" office:value="0.16528" calcext:value-type="float">
            <text:p>0,16528</text:p>
          </table:table-cell>
          <table:table-cell table:formula="of:=[.B16]*[.C4]/[.D22]" office:value-type="float" office:value="0.738281407474005" calcext:value-type="float">
            <text:p>0,738281407474005</text:p>
          </table:table-cell>
          <table:table-cell table:formula="of:=[.B16]*[.E4]/[.D22]" office:value-type="float" office:value="0.426331516992031" calcext:value-type="float">
            <text:p>0,426331516992031</text:p>
          </table:table-cell>
          <table:table-cell table:formula="of:=[.B16]*[.G4]/[.D22]" office:value-type="float" office:value="0.293102917932021" calcext:value-type="float">
            <text:p>0,293102917932021</text:p>
          </table:table-cell>
          <table:table-cell table:formula="of:=[.B16]*[.I4]/[.D22]" office:value-type="float" office:value="0.20789517655518" calcext:value-type="float">
            <text:p>0,20789517655518</text:p>
          </table:table-cell>
          <table:table-cell table:formula="of:=[.B16]*[.K4]/[.D22]" office:value-type="float" office:value="1.4188845799891" calcext:value-type="float">
            <text:p>1,41888457998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2O</text:p>
          </table:table-cell>
          <table:table-cell office:value-type="float" office:value="0.07084" calcext:value-type="float">
            <text:p>0,07084</text:p>
          </table:table-cell>
          <table:table-cell table:formula="of:=[.B17]*[.C4]/[.D22]" office:value-type="float" office:value="0.316431842361196" calcext:value-type="float">
            <text:p>0,316431842361196</text:p>
          </table:table-cell>
          <table:table-cell table:formula="of:=[.B17]*[.E4]/[.D22]" office:value-type="float" office:value="0.18272824699731" calcext:value-type="float">
            <text:p>0,18272824699731</text:p>
          </table:table-cell>
          <table:table-cell table:formula="of:=[.B17]*[.G4]/[.D22]" office:value-type="float" office:value="0.125625669810651" calcext:value-type="float">
            <text:p>0,125625669810651</text:p>
          </table:table-cell>
          <table:table-cell table:formula="of:=[.B17]*[.I4]/[.D22]" office:value-type="float" office:value="0.0891051204451171" calcext:value-type="float">
            <text:p>0,089105120445117</text:p>
          </table:table-cell>
          <table:table-cell table:formula="of:=[.B17]*[.K4]/[.D22]" office:value-type="float" office:value="0.608142447037924" calcext:value-type="float">
            <text:p>0,608142447037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mento total</text:p>
          </table:table-cell>
          <table:table-cell table:formula="of:=SUM([.B11:.B17])" office:value-type="float" office:value="8.73644" calcext:value-type="float">
            <text:p>8,73644</text:p>
          </table:table-cell>
          <table:table-cell table:formula="of:=SUM([.C11:.C17])" office:value-type="float" office:value="39.0243902439024" calcext:value-type="float">
            <text:p>39,0243902439024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rena total</text:p>
          </table:table-cell>
          <table:table-cell office:value-type="float" office:value="79.80856" calcext:value-type="float">
            <text:p>79,808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emento total</text:p>
          </table:table-cell>
          <table:table-cell table:formula="of:=[.B11]+[.B12]+[.B13]+[.B14]+[.B15]+[.B16]+[.B17]" office:value-type="float" office:value="8.73644" calcext:value-type="float">
            <text:p>8,7364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gua</text:p>
          </table:table-cell>
          <table:table-cell office:value-type="float" office:value="11.455" calcext:value-type="float">
            <text:p>11,45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7:25:56.038389470</meta:creation-date>
    <dc:date>2020-10-03T21:58:04.842070643</dc:date>
    <meta:editing-duration>PT1H7M24S</meta:editing-duration>
    <meta:editing-cycles>3</meta:editing-cycles>
    <meta:generator>LibreOffice/6.4.5.2$Linux_X86_64 LibreOffice_project/40$Build-2</meta:generator>
    <meta:document-statistic meta:table-count="1" meta:cell-count="118" meta:object-count="0"/>
  </office:meta>
</office:document-meta>
</file>